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ROFESSOR" style:family="table">
      <style:table-properties style:width="5.3125in" fo:margin-left="1.0146in" table:align="left"/>
    </style:style>
    <style:style style:name="PROFESSOR.A" style:family="table-column">
      <style:table-column-properties style:column-width="0.625in"/>
    </style:style>
    <style:style style:name="PROFESSOR.B" style:family="table-column">
      <style:table-column-properties style:column-width="0.9375in"/>
    </style:style>
    <style:style style:name="PROFESSOR.C" style:family="table-column">
      <style:table-column-properties style:column-width="0.875in"/>
    </style:style>
    <style:style style:name="PROFESSOR.D" style:family="table-column">
      <style:table-column-properties style:column-width="1.375in"/>
    </style:style>
    <style:style style:name="PROFESSOR.E" style:family="table-column">
      <style:table-column-properties style:column-width="1.5in"/>
    </style:style>
    <style:style style:name="PROFESSOR.1" style:family="table-row">
      <style:table-row-properties style:min-row-height="0.3125in"/>
    </style:style>
    <style:style style:name="PROFESSOR.A1" style:family="table-cell">
      <style:table-cell-properties style:vertical-align="middle" style:writing-mode="page"/>
    </style:style>
    <style:style style:name="P1" style:family="paragraph" style:parent-style-name="Subtitle">
      <style:text-properties officeooo:paragraph-rsid="001e6d6c"/>
    </style:style>
    <style:style style:name="P2" style:family="paragraph" style:parent-style-name="Text_20_body">
      <style:text-properties officeooo:paragraph-rsid="001e6d6c"/>
    </style:style>
    <style:style style:name="P3" style:family="paragraph" style:parent-style-name="Text_20_body" style:list-style-name="L1">
      <style:paragraph-properties fo:margin-top="0in" fo:margin-bottom="0in" style:contextual-spacing="false"/>
      <style:text-properties officeooo:rsid="001e6d6c" officeooo:paragraph-rsid="001e6d6c"/>
    </style:style>
    <style:style style:name="P4" style:family="paragraph" style:parent-style-name="Text_20_body" style:list-style-name="L1">
      <style:paragraph-properties fo:margin-top="0in" fo:margin-bottom="0in" style:contextual-spacing="false"/>
      <style:text-properties officeooo:rsid="001e6d6c" officeooo:paragraph-rsid="0021c713"/>
    </style:style>
    <style:style style:name="P5" style:family="paragraph" style:parent-style-name="Text_20_body" style:list-style-name="L2">
      <style:paragraph-properties fo:margin-top="0in" fo:margin-bottom="0in" style:contextual-spacing="false"/>
      <style:text-properties officeooo:paragraph-rsid="0021c713"/>
    </style:style>
    <style:style style:name="P6" style:family="paragraph" style:parent-style-name="Text_20_body" style:list-style-name="L2">
      <style:paragraph-properties fo:margin-top="0in" fo:margin-bottom="0in" style:contextual-spacing="false"/>
      <style:text-properties officeooo:paragraph-rsid="001e6d6c"/>
    </style:style>
    <style:style style:name="P7" style:family="paragraph" style:parent-style-name="Text_20_body" style:list-style-name="L1">
      <style:paragraph-properties fo:margin-top="0in" fo:margin-bottom="0in" style:contextual-spacing="false"/>
      <style:text-properties officeooo:paragraph-rsid="00222a58"/>
    </style:style>
    <style:style style:name="P8" style:family="paragraph" style:parent-style-name="Text_20_body" style:list-style-name="L1">
      <style:paragraph-properties fo:margin-top="0in" fo:margin-bottom="0in" style:contextual-spacing="false"/>
      <style:text-properties officeooo:rsid="001e6d6c" officeooo:paragraph-rsid="00222a58"/>
    </style:style>
    <style:style style:name="P9" style:family="paragraph" style:parent-style-name="Text_20_body" style:list-style-name="L3">
      <style:paragraph-properties fo:margin-top="0in" fo:margin-bottom="0in" style:contextual-spacing="false"/>
      <style:text-properties officeooo:paragraph-rsid="00222a58"/>
    </style:style>
    <style:style style:name="P10" style:family="paragraph" style:parent-style-name="Text_20_body" style:list-style-name="L3">
      <style:paragraph-properties fo:margin-top="0in" fo:margin-bottom="0in" style:contextual-spacing="false"/>
      <style:text-properties officeooo:rsid="00222a58" officeooo:paragraph-rsid="00222a58"/>
    </style:style>
    <style:style style:name="P11" style:family="paragraph" style:parent-style-name="Text_20_body" style:list-style-name="L1">
      <style:paragraph-properties fo:margin-top="0in" fo:margin-bottom="0in" style:contextual-spacing="false"/>
      <style:text-properties officeooo:rsid="00222a58" officeooo:paragraph-rsid="00222a58"/>
    </style:style>
    <style:style style:name="P12" style:family="paragraph" style:parent-style-name="Text_20_body" style:list-style-name="L4">
      <style:paragraph-properties fo:margin-top="0in" fo:margin-bottom="0in" style:contextual-spacing="false"/>
      <style:text-properties officeooo:rsid="002282be" officeooo:paragraph-rsid="002282be"/>
    </style:style>
    <style:style style:name="P13" style:family="paragraph" style:parent-style-name="Text_20_body" style:list-style-name="L4">
      <style:paragraph-properties fo:margin-top="0in" fo:margin-bottom="0in" style:contextual-spacing="false"/>
      <style:text-properties officeooo:paragraph-rsid="002282be"/>
    </style:style>
    <style:style style:name="P14" style:family="paragraph" style:parent-style-name="Text_20_body" style:list-style-name="L1">
      <style:paragraph-properties fo:margin-top="0in" fo:margin-bottom="0in" style:contextual-spacing="false"/>
      <style:text-properties officeooo:paragraph-rsid="002282be"/>
    </style:style>
    <style:style style:name="P15" style:family="paragraph" style:parent-style-name="Text_20_body" style:list-style-name="L5">
      <style:paragraph-properties fo:margin-top="0in" fo:margin-bottom="0in" style:contextual-spacing="false"/>
      <style:text-properties officeooo:paragraph-rsid="002282be"/>
    </style:style>
    <style:style style:name="P16" style:family="paragraph" style:parent-style-name="Text_20_body" style:list-style-name="L5">
      <style:paragraph-properties fo:margin-top="0in" fo:margin-bottom="0in" style:contextual-spacing="false"/>
      <style:text-properties officeooo:rsid="001e6d6c" officeooo:paragraph-rsid="002282be"/>
    </style:style>
    <style:style style:name="P17" style:family="paragraph" style:parent-style-name="Text_20_body" style:list-style-name="L1">
      <style:paragraph-properties fo:margin-top="0in" fo:margin-bottom="0in" style:contextual-spacing="false"/>
      <style:text-properties officeooo:rsid="001e6d6c" officeooo:paragraph-rsid="002282be"/>
    </style:style>
    <style:style style:name="P18" style:family="paragraph" style:parent-style-name="Text_20_body" style:list-style-name="L1">
      <style:paragraph-properties fo:margin-top="0in" fo:margin-bottom="0in" style:contextual-spacing="false"/>
      <style:text-properties officeooo:paragraph-rsid="00245f65"/>
    </style:style>
    <style:style style:name="P19" style:family="paragraph" style:parent-style-name="Text_20_body" style:list-style-name="L1">
      <style:paragraph-properties fo:margin-top="0in" fo:margin-bottom="0in" style:contextual-spacing="false"/>
      <style:text-properties officeooo:rsid="00245f65" officeooo:paragraph-rsid="00245f65"/>
    </style:style>
    <style:style style:name="P20" style:family="paragraph" style:parent-style-name="Text_20_body" style:list-style-name="L1">
      <style:paragraph-properties fo:margin-top="0in" fo:margin-bottom="0in" style:contextual-spacing="false"/>
      <style:text-properties officeooo:rsid="001e6d6c" officeooo:paragraph-rsid="00245f65"/>
    </style:style>
    <style:style style:name="P21" style:family="paragraph" style:parent-style-name="Text_20_body" style:list-style-name="L1">
      <style:paragraph-properties fo:margin-top="0in" fo:margin-bottom="0in" style:contextual-spacing="false"/>
      <style:text-properties officeooo:rsid="001e6d6c" officeooo:paragraph-rsid="0025dd9b"/>
    </style:style>
    <style:style style:name="P22" style:family="paragraph" style:parent-style-name="Text_20_body" style:list-style-name="L1">
      <style:paragraph-properties fo:margin-top="0in" fo:margin-bottom="0in" style:contextual-spacing="false"/>
      <style:text-properties officeooo:paragraph-rsid="0025dd9b"/>
    </style:style>
    <style:style style:name="P23" style:family="paragraph" style:parent-style-name="Text_20_body" style:list-style-name="L6">
      <style:paragraph-properties fo:margin-top="0in" fo:margin-bottom="0in" style:contextual-spacing="false"/>
      <style:text-properties officeooo:rsid="001e6d6c" officeooo:paragraph-rsid="0025dd9b"/>
    </style:style>
    <style:style style:name="P24" style:family="paragraph" style:parent-style-name="Text_20_body" style:list-style-name="L1">
      <style:paragraph-properties fo:margin-top="0in" fo:margin-bottom="0in" style:contextual-spacing="false"/>
      <style:text-properties officeooo:rsid="0025dd9b" officeooo:paragraph-rsid="0025dd9b"/>
    </style:style>
    <style:style style:name="P25" style:family="paragraph" style:parent-style-name="Text_20_body" style:list-style-name="L1">
      <style:paragraph-properties fo:margin-top="0in" fo:margin-bottom="0in" style:contextual-spacing="false"/>
      <style:text-properties officeooo:rsid="002716a3" officeooo:paragraph-rsid="002716a3"/>
    </style:style>
    <style:style style:name="P26" style:family="paragraph" style:parent-style-name="Text_20_body" style:list-style-name="L1">
      <style:paragraph-properties fo:margin-top="0in" fo:margin-bottom="0in" style:contextual-spacing="false"/>
      <style:text-properties officeooo:rsid="001e6d6c" officeooo:paragraph-rsid="002716a3"/>
    </style:style>
    <style:style style:name="P27" style:family="paragraph" style:parent-style-name="Text_20_body">
      <style:paragraph-properties fo:margin-top="0in" fo:margin-bottom="0in" style:contextual-spacing="false"/>
      <style:text-properties officeooo:rsid="00275d79" officeooo:paragraph-rsid="00275d79"/>
    </style:style>
    <style:style style:name="P28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0275d79" officeooo:paragraph-rsid="00275d79"/>
    </style:style>
    <style:style style:name="P29" style:family="paragraph" style:parent-style-name="Table_20_Contents">
      <style:paragraph-properties fo:text-align="center" style:justify-single-word="false"/>
      <style:text-properties officeooo:rsid="00275d79" officeooo:paragraph-rsid="00275d79"/>
    </style:style>
    <style:style style:name="P30" style:family="paragraph" style:parent-style-name="Text_20_body" style:list-style-name="L1">
      <style:paragraph-properties fo:margin-top="0in" fo:margin-bottom="0in" style:contextual-spacing="false"/>
      <style:text-properties officeooo:rsid="002716a3" officeooo:paragraph-rsid="00275d79"/>
    </style:style>
    <style:style style:name="P31" style:family="paragraph" style:parent-style-name="Text_20_body" style:list-style-name="L1">
      <style:paragraph-properties fo:margin-top="0in" fo:margin-bottom="0in" style:contextual-spacing="false"/>
      <style:text-properties officeooo:rsid="00275d79" officeooo:paragraph-rsid="00275d79"/>
    </style:style>
    <style:style style:name="P32" style:family="paragraph" style:parent-style-name="Text_20_body" style:list-style-name="L1">
      <style:paragraph-properties fo:margin-top="0in" fo:margin-bottom="0in" style:contextual-spacing="false"/>
      <style:text-properties officeooo:rsid="001e6d6c" officeooo:paragraph-rsid="00275d79"/>
    </style:style>
    <style:style style:name="P33" style:family="paragraph" style:parent-style-name="Text_20_body" style:list-style-name="L1">
      <style:paragraph-properties fo:margin-top="0in" fo:margin-bottom="0in" style:contextual-spacing="false"/>
      <style:text-properties officeooo:rsid="001e6d6c" officeooo:paragraph-rsid="00279649"/>
    </style:style>
    <style:style style:name="P34" style:family="paragraph" style:parent-style-name="Text_20_body" style:list-style-name="L1">
      <style:paragraph-properties fo:margin-top="0in" fo:margin-bottom="0in" style:contextual-spacing="false"/>
      <style:text-properties officeooo:rsid="00279649" officeooo:paragraph-rsid="00279649"/>
    </style:style>
    <style:style style:name="P35" style:family="paragraph" style:parent-style-name="Text_20_body" style:list-style-name="L1">
      <style:paragraph-properties fo:margin-top="0in" fo:margin-bottom="0in" style:contextual-spacing="false"/>
      <style:text-properties officeooo:rsid="001e6d6c" officeooo:paragraph-rsid="0028e150"/>
    </style:style>
    <style:style style:name="P36" style:family="paragraph" style:parent-style-name="Text_20_body" style:list-style-name="L1">
      <style:paragraph-properties fo:margin-top="0in" fo:margin-bottom="0in" style:contextual-spacing="false"/>
      <style:text-properties fo:font-weight="bold" officeooo:rsid="0028e150" officeooo:paragraph-rsid="0028e150" style:font-weight-asian="bold" style:font-weight-complex="bold"/>
    </style:style>
    <style:style style:name="P37" style:family="paragraph" style:parent-style-name="Text_20_body" style:list-style-name="L1">
      <style:paragraph-properties fo:margin-top="0in" fo:margin-bottom="0in" style:contextual-spacing="false"/>
      <style:text-properties officeooo:rsid="0028e150" officeooo:paragraph-rsid="0028e150"/>
    </style:style>
    <style:style style:name="P38" style:family="paragraph" style:parent-style-name="Text_20_body" style:list-style-name="L1">
      <style:paragraph-properties fo:margin-top="0in" fo:margin-bottom="0in" style:contextual-spacing="false"/>
      <style:text-properties officeooo:rsid="0028e43b" officeooo:paragraph-rsid="0028e43b"/>
    </style:style>
    <style:style style:name="P39" style:family="paragraph" style:parent-style-name="Text_20_body">
      <style:paragraph-properties fo:margin-top="0in" fo:margin-bottom="0in" style:contextual-spacing="false"/>
      <style:text-properties officeooo:rsid="0028e150" officeooo:paragraph-rsid="0028e150"/>
    </style:style>
    <style:style style:name="P40" style:family="paragraph" style:parent-style-name="Text_20_body" style:list-style-name="L1">
      <style:text-properties officeooo:rsid="001e6d6c"/>
    </style:style>
    <style:style style:name="P41" style:family="paragraph" style:parent-style-name="Text_20_body" style:list-style-name="L1">
      <style:text-properties officeooo:rsid="0028e43b" officeooo:paragraph-rsid="0028e43b"/>
    </style:style>
    <style:style style:name="P42" style:family="paragraph" style:parent-style-name="Standard">
      <style:text-properties officeooo:rsid="001e6d6c" officeooo:paragraph-rsid="001e6d6c"/>
    </style:style>
    <style:style style:name="T1" style:family="text">
      <style:text-properties officeooo:rsid="0021c713"/>
    </style:style>
    <style:style style:name="T2" style:family="text">
      <style:text-properties fo:font-weight="bold" officeooo:rsid="0021c713" style:font-weight-asian="bold" style:font-weight-complex="bold"/>
    </style:style>
    <style:style style:name="T3" style:family="text">
      <style:text-properties officeooo:rsid="001e6d6c"/>
    </style:style>
    <style:style style:name="T4" style:family="text">
      <style:text-properties fo:font-weight="bold" officeooo:rsid="00245f65" style:font-weight-asian="bold" style:font-weight-complex="bold"/>
    </style:style>
    <style:style style:name="T5" style:family="text">
      <style:text-properties officeooo:rsid="00222a58"/>
    </style:style>
    <style:style style:name="T6" style:family="text">
      <style:text-properties officeooo:rsid="002282be"/>
    </style:style>
    <style:style style:name="T7" style:family="text">
      <style:text-properties fo:font-weight="bold" officeooo:rsid="002282be" style:font-weight-asian="bold" style:font-weight-complex="bold"/>
    </style:style>
    <style:style style:name="T8" style:family="text">
      <style:text-properties officeooo:rsid="00245f65"/>
    </style:style>
    <style:style style:name="T9" style:family="text">
      <style:text-properties officeooo:rsid="0025dd9b"/>
    </style:style>
    <style:style style:name="T10" style:family="text">
      <style:text-properties officeooo:rsid="002716a3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275d79"/>
    </style:style>
    <style:style style:name="T13" style:family="text">
      <style:text-properties fo:font-weight="bold" officeooo:rsid="00275d79" style:font-weight-asian="bold" style:font-weight-complex="bold"/>
    </style:style>
    <style:style style:name="T14" style:family="text">
      <style:text-properties officeooo:rsid="00279649"/>
    </style:style>
    <style:style style:name="T15" style:family="text">
      <style:text-properties fo:font-weight="bold" officeooo:rsid="00279649" style:font-weight-asian="bold" style:font-weight-complex="bold"/>
    </style:style>
    <style:style style:name="T16" style:family="text">
      <style:text-properties officeooo:rsid="0028e150"/>
    </style:style>
    <style:style style:name="T17" style:family="text">
      <style:text-properties fo:font-weight="bold" officeooo:rsid="0028e150" style:font-weight-asian="bold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28e150" style:font-weight-asian="normal" style:font-weight-complex="normal"/>
    </style:style>
    <style:style style:name="T20" style:family="text">
      <style:text-properties officeooo:rsid="0028e43b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text:bullet-char="◦">
        <style:list-level-properties text:space-before="0.7882in" text:min-label-width="0.1965in"/>
        <style:text-properties style:font-name="OpenSymbol"/>
      </text:list-level-style-bullet>
      <text:list-level-style-bullet text:level="3" text:style-name="Bullet_20_Symbols" text:bullet-char="•">
        <style:list-level-properties text:space-before="1.2807in" text:min-label-width="0.1965in"/>
        <style:text-properties style:font-name="OpenSymbol"/>
      </text:list-level-style-bullet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text:bullet-char="◦">
        <style:list-level-properties text:space-before="0.7882in" text:min-label-width="0.1965in"/>
        <style:text-properties style:font-name="OpenSymbol"/>
      </text:list-level-style-bullet>
      <text:list-level-style-bullet text:level="3" text:style-name="Bullet_20_Symbols" text:bullet-char="•">
        <style:list-level-properties text:space-before="1.2807in" text:min-label-width="0.1965in"/>
        <style:text-properties style:font-name="OpenSymbol"/>
      </text:list-level-style-bullet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Banco de Dados I</text:p>
      <text:p text:style-name="P1">Wladmir Cardoso Brandao</text:p>
      <text:p text:style-name="P2"/>
      <text:h text:style-name="Heading_20_1" text:outline-level="1">Hands-On 01</text:h>
      <text:p text:style-name="Text_20_body"/>
      <text:list xml:id="list2369113918" text:style-name="L1">
        <text:list-item>
          <text:p text:style-name="P3">O que é um sistema de banco de dados (SBD)? Do que um SBD é composto? <text:line-break/><text:line-break/><text:span text:style-name="T1">Sistemas de banco de dados referem-se ao conjunto de dados relacionados e sua respectiva forma de acesso e organização. </text:span><text:line-break/></text:p>
        </text:list-item>
        <text:list-item>
          <text:p text:style-name="P4">Do que um SBD é composto?<text:line-break/><text:line-break/><text:span text:style-name="T1">São compostos por uma </text:span><text:span text:style-name="T2">coleção de dados organizados</text:span><text:span text:style-name="T1">, uma </text:span><text:span text:style-name="T2">estrutura lógica</text:span><text:span text:style-name="T1"> determinando a forma como os dados são armazenados, organizados e manipulados, e um </text:span><text:span text:style-name="T2">software</text:span><text:span text:style-name="T1"> que provê acesso aos dados a usuários e aplicacões.</text:span><text:line-break/></text:p>
        </text:list-item>
      </text:list>
      <text:list text:style-name="L2">
        <text:list-item>
          <text:list>
            <text:list-item>
              <text:list>
                <text:list-item>
                  <text:p text:style-name="P5"><text:span text:style-name="T1">Coleção de Dados</text:span> (B<text:span text:style-name="T1">anco de Dados</text:span>)</text:p>
                </text:list-item>
                <text:list-item>
                  <text:p text:style-name="P5"><text:span text:style-name="T1">Estrutura Lógica (Modelo de Dados)</text:span></text:p>
                </text:list-item>
                <text:list-item>
                  <text:p text:style-name="P6"><text:span text:style-name="T1">Software</text:span> (<text:span text:style-name="T1">Sistema Gerenciador de Banco de Dados</text:span>)<text:span text:style-name="T3"><text:line-break/></text:span></text:p>
                </text:list-item>
              </text:list>
            </text:list-item>
          </text:list>
        </text:list-item>
      </text:list>
      <text:list xml:id="list221805475388797" text:continue-list="list2369113918" text:style-name="L1">
        <text:list-item>
          <text:p text:style-name="P7"><text:span text:style-name="T3">Como usuários e aplicações interagem com um SBD?<text:line-break/><text:line-break/></text:span><text:span text:style-name="T1">Usuários e aplicações interagem com o sistema submetendo </text:span><text:span text:style-name="T4">consultas</text:span><text:span text:style-name="T1">.<text:line-break/><text:line-break/></text:span><text:span text:style-name="T4">Consultas</text:span><text:span text:style-name="T1"> são interpretadas pelo sistema, que realiza otimizações necessárias para sua correta execução.<text:line-break/><text:line-break/></text:span><text:span text:style-name="T5">O próprio sistema decide quais dados são necessários para responder uma </text:span><text:span text:style-name="T4">consulta</text:span><text:span text:style-name="T5"> e se encarrega de recuperá-los a partir dos repositórios sob seu controle</text:span><text:span text:style-name="T3"><text:line-break/></text:span></text:p>
        </text:list-item>
        <text:list-item>
          <text:p text:style-name="P8">O que é um banco de dados (BD)? Cite um exemplo de um BD, indicando o link onde seja possível encontrá-lo. <text:line-break/><text:line-break/><text:span text:style-name="T5">Coleção de dados organizados.<text:line-break/></text:span></text:p>
        </text:list-item>
      </text:list>
      <text:list text:style-name="L3">
        <text:list-item>
          <text:list>
            <text:list-item>
              <text:list>
                <text:list-item>
                  <text:p text:style-name="P9"><text:span text:style-name="T5">Dados → símbolos, sinais, códigos</text:span></text:p>
                </text:list-item>
                <text:list-item>
                  <text:p text:style-name="P9"><text:span text:style-name="T5">Atende necessidades específicas de usuários</text:span></text:p>
                </text:list-item>
                <text:list-item>
                  <text:p text:style-name="P9"><text:soft-page-break/><text:span text:style-name="T5">Presente em diferentes ambientes de negócio</text:span></text:p>
                  <text:list>
                    <text:list-item>
                      <text:p text:style-name="P9"><text:span text:style-name="T5">Reserva de hotel</text:span></text:p>
                    </text:list-item>
                    <text:list-item>
                      <text:p text:style-name="P9"><text:span text:style-name="T5">Reserva de livros em biblioteca</text:span></text:p>
                    </text:list-item>
                    <text:list-item>
                      <text:p text:style-name="P9"><text:span text:style-name="T5">Visualização de catálogos de filmes</text:span></text:p>
                    </text:list-item>
                    <text:list-item>
                      <text:p text:style-name="P9"><text:span text:style-name="T5">Compra de produtos em supermercado</text:span></text:p>
                    </text:list-item>
                    <text:list-item>
                      <text:p text:style-name="P10">Saque e depósito de dinheiro em caixa bancário<text:line-break/></text:p>
                    </text:list-item>
                  </text:list>
                </text:list-item>
              </text:list>
            </text:list-item>
          </text:list>
        </text:list-item>
      </text:list>
      <text:list xml:id="list221806556502822" text:continue-list="list221805475388797" text:style-name="L1">
        <text:list-header>
          <text:p text:style-name="P11"><text:span text:style-name="T6">Exemplo</text:span>: <text:a xlink:type="simple" xlink:href="https://www.amazon.com/" text:style-name="Internet_20_link" text:visited-style-name="Visited_20_Internet_20_Link">https://www.amazon.com/</text:a></text:p>
        </text:list-header>
      </text:list>
      <text:list text:style-name="L4">
        <text:list-item>
          <text:list>
            <text:list-item>
              <text:list>
                <text:list-item>
                  <text:p text:style-name="P12">Bilhões de produtos em catálogo</text:p>
                </text:list-item>
                <text:list-item>
                  <text:p text:style-name="P13"><text:span text:style-name="T6">Dezenas de milhões de transações diárias</text:span></text:p>
                </text:list-item>
                <text:list-item>
                  <text:p text:style-name="P12">Atualização frequente de estoque e pedidos</text:p>
                </text:list-item>
              </text:list>
            </text:list-item>
          </text:list>
        </text:list-item>
      </text:list>
      <text:list xml:id="list221805800089976" text:continue-list="list221806556502822" text:style-name="L1">
        <text:list-header>
          <text:p text:style-name="P11"/>
        </text:list-header>
        <text:list-item>
          <text:p text:style-name="P14"><text:span text:style-name="T3">Quais são as propriedades de um BD? <text:line-break/><text:line-break/></text:span><text:span text:style-name="T6">BDs possuem características que os diferenciam de outros tipos de coleções.<text:line-break/></text:span></text:p>
        </text:list-item>
      </text:list>
      <text:list text:style-name="L5">
        <text:list-item>
          <text:list>
            <text:list-item>
              <text:list>
                <text:list-item>
                  <text:p text:style-name="P15"><text:span text:style-name="T7">Finalidade</text:span><text:span text:style-name="T6"> → construídos com um propósito específico</text:span></text:p>
                </text:list-item>
                <text:list-item>
                  <text:p text:style-name="P16"><text:span text:style-name="T7">Realidade</text:span><text:span text:style-name="T6"> → representam o “mundo real”</text:span></text:p>
                  <text:list>
                    <text:list-item>
                      <text:p text:style-name="P15"><text:span text:style-name="T6">Mundo Real → minimundo, universo de discurso</text:span></text:p>
                    </text:list-item>
                  </text:list>
                </text:list-item>
                <text:list-item>
                  <text:p text:style-name="P16"><text:span text:style-name="T7">Coerência</text:span><text:span text:style-name="T6"> → mantêm a coerência lógica da coleção<text:tab/><text:line-break/></text:span></text:p>
                </text:list-item>
              </text:list>
            </text:list-item>
          </text:list>
        </text:list-item>
      </text:list>
      <text:list xml:id="list221805841405518" text:continue-list="list221805800089976" text:style-name="L1">
        <text:list-item>
          <text:p text:style-name="P17">Quais são as etapas de um projeto de BD? <text:line-break/><text:line-break/><text:span text:style-name="T6">Construção de modelos para implementação.<text:line-break/></text:span></text:p>
          <text:list>
            <text:list-item>
              <text:p text:style-name="P18"><text:span text:style-name="T8">Modelo → representação de entes e eventos reais</text:span></text:p>
            </text:list-item>
            <text:list-item>
              <text:p text:style-name="P18"><text:span text:style-name="T8">Etapas de implementação</text:span></text:p>
              <text:list>
                <text:list-item>
                  <text:p text:style-name="P18"><text:span text:style-name="T8">Especificação → descrição do minimundo</text:span></text:p>
                </text:list-item>
                <text:list-item>
                  <text:p text:style-name="P19">Análise de Requisitos → restrições de operação</text:p>
                </text:list-item>
                <text:list-item>
                  <text:p text:style-name="P18"><text:span text:style-name="T8">Projeto Conceitual → estruturas e restrições conceituais</text:span></text:p>
                </text:list-item>
                <text:list-item>
                  <text:p text:style-name="P19">Projeto Lógico → estruturas e restrições lógicas</text:p>
                </text:list-item>
                <text:list-item>
                  <text:p text:style-name="P19">Projeto Físico → estruturas e restrições físicas</text:p>
                </text:list-item>
              </text:list>
            </text:list-item>
            <text:list-item>
              <text:p text:style-name="P18"><text:span text:style-name="T8">Revisando continuamente para que o BD reflita o estado do minimundo</text:span><text:span text:style-name="T3"><text:line-break/></text:span></text:p>
            </text:list-item>
          </text:list>
        </text:list-item>
        <text:list-item>
          <text:p text:style-name="P18"><text:span text:style-name="T3">O que é um sistema gerenciador de banco de dados (SGBD)? <text:line-break/><text:line-break/></text:span><text:span text:style-name="T8">Coleção de programas (software) que permitem aos usuários criar e manter BDs.<text:line-break/></text:span></text:p>
          <text:list>
            <text:list-item>
              <text:p text:style-name="P19">Definir → especificar tipos, estruturas e restrições armazenadas sob forma de metadados no catálogo (dicionário) do sistema</text:p>
            </text:list-item>
            <text:list-item>
              <text:p text:style-name="P20"><text:span text:style-name="T8">Construir → armazenar dados em meio controlado pelo SGBD</text:span></text:p>
            </text:list-item>
            <text:list-item>
              <text:p text:style-name="P20"><text:span text:style-name="T8">Manipular → inserir, remover, modificar e recuperar dados</text:span></text:p>
            </text:list-item>
            <text:list-item>
              <text:p text:style-name="P20"><text:soft-page-break/><text:span text:style-name="T8">Compartilhar → prover acesso simultâneo a múltiplos usuários</text:span><text:line-break/></text:p>
            </text:list-item>
          </text:list>
        </text:list-item>
        <text:list-item>
          <text:p text:style-name="P20">Quais são as propriedades de um SGBD? </text:p>
          <text:p text:style-name="P20"/>
          <text:list>
            <text:list-item>
              <text:p text:style-name="P21"><text:span text:style-name="T9">Flexibilidade</text:span></text:p>
            </text:list-item>
            <text:list-item>
              <text:p text:style-name="P21"><text:span text:style-name="T9">Múltiplas interfaces</text:span></text:p>
            </text:list-item>
            <text:list-item>
              <text:p text:style-name="P21"><text:span text:style-name="T9">Economia de escala</text:span></text:p>
            </text:list-item>
            <text:list-item>
              <text:p text:style-name="P21"><text:span text:style-name="T9">Garantia de padrões</text:span></text:p>
            </text:list-item>
            <text:list-item>
              <text:p text:style-name="P21"><text:span text:style-name="T9">Restrições de acesso</text:span></text:p>
            </text:list-item>
            <text:list-item>
              <text:p text:style-name="P21"><text:span text:style-name="T9">Backup e recuperação</text:span></text:p>
            </text:list-item>
            <text:list-item>
              <text:p text:style-name="P21"><text:span text:style-name="T9">Disponibilidade elevada</text:span></text:p>
            </text:list-item>
            <text:list-item>
              <text:p text:style-name="P21"><text:span text:style-name="T9">Restrições de integridade</text:span></text:p>
            </text:list-item>
            <text:list-item>
              <text:p text:style-name="P21"><text:span text:style-name="T9">Tempo de desenvolvimento</text:span></text:p>
            </text:list-item>
            <text:list-item>
              <text:p text:style-name="P21"><text:span text:style-name="T9">Relacionamentos complexos</text:span><text:line-break/></text:p>
            </text:list-item>
          </text:list>
        </text:list-item>
        <text:list-item>
          <text:p text:style-name="P21">Indique situações em que o uso de SGBD pode se mostrar inadequado. <text:line-break/><text:line-break/><text:span text:style-name="T9">Uso de SGBDs pode ser inadequado em algumas situações</text:span></text:p>
          <text:p text:style-name="P21"/>
          <text:list>
            <text:list-item>
              <text:p text:style-name="P21"><text:span text:style-name="T9">Monousuário → acesso por múltiplos usuários não requerido</text:span></text:p>
            </text:list-item>
            <text:list-item>
              <text:p text:style-name="P21"><text:span text:style-name="T9">Baixa complexidade → aplicações muito simples e bem definidas</text:span></text:p>
            </text:list-item>
            <text:list-item>
              <text:p text:style-name="P21"><text:span text:style-name="T9">Requisitos Rigorosos → aplicações de tempo real, de alta escalabilidade e sistemas embarcados com capacidade de armazenamento limitada</text:span></text:p>
            </text:list-item>
            <text:list-item>
              <text:p text:style-name="P21"><text:span text:style-name="T9">Alta especialização → aplicações que demandam <text:s/>recursos que a generalidade oferecida pelo SGBD para definição e processamento de dados não suṕorta</text:span></text:p>
              <text:list>
                <text:list-item>
                  <text:p text:style-name="P22"><text:span text:style-name="T9">Exemplo → funções de segurança sofisticadas</text:span></text:p>
                </text:list-item>
              </text:list>
            </text:list-item>
            <text:list-item>
              <text:p text:style-name="P21"><text:span text:style-name="T9">Custo proibitivo → impossibilidade de investimento inicial significativo em hardware, software e treinamento</text:span><text:line-break/></text:p>
            </text:list-item>
          </text:list>
        </text:list-item>
        <text:list-item>
          <text:p text:style-name="P21"><text:s/>O que é um modelo de dados? </text:p>
          <text:p text:style-name="P21"/>
          <text:p text:style-name="P21"><text:span text:style-name="T9">Estrutura lógica que determina a forma como os dados são armazenados, organizados e manipulados.<text:line-break/></text:span></text:p>
          <text:list>
            <text:list-item>
              <text:p text:style-name="P21"><text:span text:style-name="T9">Coleção de conceitos que descrevem a estrutura do BD</text:span></text:p>
            </text:list-item>
            <text:list-item>
              <text:p text:style-name="P21"><text:span text:style-name="T9">Incorpora operações para especificar atualização e recuperação de dados</text:span></text:p>
            </text:list-item>
          </text:list>
        </text:list-item>
      </text:list>
      <text:list text:style-name="L6">
        <text:list-item>
          <text:list>
            <text:list-item>
              <text:list>
                <text:list-item>
                  <text:p text:style-name="P23"><text:span text:style-name="T9">Exemplo → inserir, remover, modificar ou recuperar</text:span></text:p>
                </text:list-item>
              </text:list>
            </text:list-item>
          </text:list>
        </text:list-item>
      </text:list>
      <text:list text:continue-list="list221805841405518" text:style-name="L1">
        <text:list-item>
          <text:list>
            <text:list-item>
              <text:p text:style-name="P24">Define o comportamento de uma determinada aplicação</text:p>
              <text:list>
                <text:list-header>
                  <text:p text:style-name="P21"><text:line-break/><text:line-break/><text:line-break/><text:soft-page-break/><text:line-break/></text:p>
                </text:list-header>
              </text:list>
            </text:list-item>
          </text:list>
        </text:list-item>
        <text:list-item>
          <text:p text:style-name="P21"><text:s/>Em relação ao nível de abstração, quais são os tipos de modelos de dados? <text:line-break/></text:p>
          <text:p text:style-name="P21"><text:span text:style-name="T9">Oferece diferentes níveis de abstração.<text:line-break/></text:span></text:p>
          <text:list>
            <text:list-item>
              <text:p text:style-name="P21"><text:span text:style-name="T9">Conceitual → </text:span><text:span text:style-name="T10">alto nível de abstração</text:span></text:p>
              <text:list>
                <text:list-item>
                  <text:p text:style-name="P25">Representa a estrutura como os usuários a percebem</text:p>
                </text:list-item>
                <text:list-item>
                  <text:p text:style-name="P25">Conceitos → entidade, atributo e relacionamento</text:p>
                </text:list-item>
              </text:list>
            </text:list-item>
            <text:list-item>
              <text:p text:style-name="P21"><text:span text:style-name="T9">Representativo → </text:span><text:span text:style-name="T10">nível intermediário de abstração</text:span></text:p>
              <text:list>
                <text:list-item>
                  <text:p text:style-name="P25">Também conhecido como modelo de implementação</text:p>
                </text:list-item>
                <text:list-item>
                  <text:p text:style-name="P25">Representa a estrutura detalhando aspectos de implementação</text:p>
                </text:list-item>
                <text:list-item>
                  <text:p text:style-name="P25">Oculta detalhes de armazenamento físico</text:p>
                </text:list-item>
                <text:list-item>
                  <text:p text:style-name="P25">Conceitos → objeto, relação, tupla e coluna</text:p>
                </text:list-item>
              </text:list>
            </text:list-item>
            <text:list-item>
              <text:p text:style-name="P21"><text:span text:style-name="T9">Físico → baixo nível de abstração</text:span></text:p>
              <text:list>
                <text:list-item>
                  <text:p text:style-name="P21"><text:span text:style-name="T9">Representa a estrutura detalhando aspectos de armazenamento físico<text:tab/></text:span></text:p>
                </text:list-item>
                <text:list-item>
                  <text:p text:style-name="P21"><text:span text:style-name="T9">Conceitos → arquivo, registro, campo, índice</text:span><text:line-break/></text:p>
                </text:list-item>
              </text:list>
            </text:list-item>
          </text:list>
        </text:list-item>
        <text:list-item>
          <text:p text:style-name="P26"><text:s/>O que é um Esquema de BD? </text:p>
          <text:p text:style-name="P26"/>
          <text:p text:style-name="P26"><text:span text:style-name="T10">Descrição do banco de dados (metadados).</text:span></text:p>
          <text:p text:style-name="P26"/>
          <text:list>
            <text:list-item>
              <text:p text:style-name="P26"><text:span text:style-name="T10">Especificado no projeto e não muda com frequência</text:span></text:p>
            </text:list-item>
            <text:list-item>
              <text:p text:style-name="P26"><text:span text:style-name="T10">Existem convenções para representar esquemas usando diagramas</text:span></text:p>
            </text:list-item>
            <text:list-item>
              <text:p text:style-name="P26"><text:span text:style-name="T10">Diagrama de Esquema → representação de um esquema</text:span></text:p>
              <text:list>
                <text:list-item>
                  <text:p text:style-name="P25">Capta aspectos como restrições, tipos de registros e de itens de dados<text:line-break/></text:p>
                </text:list-item>
              </text:list>
            </text:list-item>
          </text:list>
        </text:list-item>
      </text:list>
      <text:p text:style-name="P27"><text:tab/><text:tab/>PROFESSOR:</text:p>
      <table:table table:name="PROFESSOR" table:style-name="PROFESSOR">
        <table:table-column table:style-name="PROFESSOR.A"/>
        <table:table-column table:style-name="PROFESSOR.B"/>
        <table:table-column table:style-name="PROFESSOR.C"/>
        <table:table-column table:style-name="PROFESSOR.D"/>
        <table:table-column table:style-name="PROFESSOR.E"/>
        <table:table-row table:style-name="PROFESSOR.1">
          <table:table-cell table:style-name="PROFESSOR.A1" office:value-type="string">
            <text:p text:style-name="P28">CPF</text:p>
          </table:table-cell>
          <table:table-cell table:style-name="PROFESSOR.A1" office:value-type="string">
            <text:p text:style-name="P29">Nome</text:p>
          </table:table-cell>
          <table:table-cell table:style-name="PROFESSOR.A1" office:value-type="string">
            <text:p text:style-name="P29">Sexo</text:p>
          </table:table-cell>
          <table:table-cell table:style-name="PROFESSOR.A1" office:value-type="string">
            <text:p text:style-name="P29">Salario</text:p>
          </table:table-cell>
          <table:table-cell table:style-name="PROFESSOR.A1" office:value-type="string">
            <text:p text:style-name="P29">Departamento</text:p>
          </table:table-cell>
        </table:table-row>
      </table:table>
      <text:list text:continue-numbering="true" text:style-name="L1">
        <text:list-item>
          <text:list>
            <text:list-item>
              <text:list>
                <text:list-header>
                  <text:p text:style-name="P25"/>
                </text:list-header>
              </text:list>
            </text:list-item>
            <text:list-item>
              <text:p text:style-name="P30">Construtor de Esquema → elemento que compõe o esquema, como por exemplo PROFESSOR</text:p>
              <text:p text:style-name="P30"/>
            </text:list-item>
          </text:list>
          <text:p text:style-name="P31">O diagrama de esquema apresenta estrutura de cada tipo de elemento, mas <text:span text:style-name="T11">NÃO</text:span> apresenta as instâncias dos elementos.</text:p>
          <text:p text:style-name="P32"><text:s/></text:p>
        </text:list-item>
        <text:list-item>
          <text:p text:style-name="P32"><text:s/>O que é uma Instância de BD? </text:p>
          <text:p text:style-name="P32"><text:line-break/><text:span text:style-name="T12">Conjunto de dados armazenados em determinado momento.<text:line-break/></text:span></text:p>
          <text:list>
            <text:list-item>
              <text:p text:style-name="P32"><text:span text:style-name="T12">Estado Vazio → esquema especificado, mas nenhum dado armazenado</text:span></text:p>
            </text:list-item>
            <text:list-item>
              <text:p text:style-name="P32"><text:span text:style-name="T12">Estado Inicial → BD carregado (populado) com dados iniciais</text:span></text:p>
            </text:list-item>
            <text:list-item>
              <text:p text:style-name="P32"><text:soft-page-break/><text:span text:style-name="T12">Estado se altera ao se </text:span><text:span text:style-name="T13">inserir</text:span><text:span text:style-name="T12">, </text:span><text:span text:style-name="T13">remover</text:span><text:span text:style-name="T12"> ou </text:span><text:span text:style-name="T13">modificar</text:span><text:span text:style-name="T12"> o valor de um item</text:span><text:line-break/></text:p>
            </text:list-item>
          </text:list>
        </text:list-item>
        <text:list-item>
          <text:p text:style-name="P33"><text:s/>Quais as vantagens de se adotar uma Arquitetura de Três Esquemas para implementar um BD? <text:line-break/><text:line-break/><text:span text:style-name="T14">Abordagem que permite visualização do esquema em diferentes níveis.</text:span></text:p>
          <text:p text:style-name="P33"/>
          <text:list>
            <text:list-item>
              <text:p text:style-name="P33"><text:span text:style-name="T14">Autodescrição → metadados descritivos de diferentes níveis de abstração, de acordo com características estruturais</text:span></text:p>
            </text:list-item>
            <text:list-item>
              <text:p text:style-name="P33"><text:span text:style-name="T14">Suporte a Múltiplas Visões → usuários e aplicações tem acesso restrito a porções do BD suficientes para atender suas necessidades</text:span></text:p>
            </text:list-item>
            <text:list-item>
              <text:p text:style-name="P33"><text:span text:style-name="T14">Independência de Aplicação → estrutura do BD armazenada separadamente de aplicações, garantindo que alterações na estrutura não necessariamente levem a mudanças em aplicações</text:span><text:line-break/></text:p>
            </text:list-item>
          </text:list>
        </text:list-item>
        <text:list-item>
          <text:p text:style-name="P33"><text:s/>Quais níveis existem em uma Arquitetura de Três Esquemas? <text:line-break/></text:p>
          <text:list>
            <text:list-item>
              <text:p text:style-name="P33"><text:span text:style-name="T14">Nível Externo</text:span></text:p>
              <text:list>
                <text:list-item>
                  <text:p text:style-name="P34">Esquema Externo → visões de usuário</text:p>
                </text:list-item>
                <text:list-item>
                  <text:p text:style-name="P34">Cada visão descreve a parte do BD em que um grupo de usuários está interessado, ocultando o restante</text:p>
                </text:list-item>
                <text:list-item>
                  <text:p text:style-name="P34">Implementado com modelo de dados representativo</text:p>
                </text:list-item>
              </text:list>
            </text:list-item>
            <text:list-item>
              <text:p text:style-name="P33"><text:span text:style-name="T14">Nível Conceitual</text:span></text:p>
              <text:list>
                <text:list-item>
                  <text:p text:style-name="P34">Esquema Conceitual → estrutura do BD</text:p>
                </text:list-item>
                <text:list-item>
                  <text:p text:style-name="P34">Descrição de tipos de dados, entidades, relacionamentos, restrições e operações do usuário</text:p>
                </text:list-item>
                <text:list-item>
                  <text:p text:style-name="P34">Oculta detalhes de armazenamento físico</text:p>
                </text:list-item>
              </text:list>
            </text:list-item>
            <text:list-item>
              <text:p text:style-name="P33"><text:span text:style-name="T14">Nível Interno</text:span></text:p>
              <text:list>
                <text:list-item>
                  <text:p text:style-name="P33"><text:span text:style-name="T14">Esquema Físico → estrutura do armazenamento físico do BD</text:span></text:p>
                </text:list-item>
                <text:list-item>
                  <text:p text:style-name="P33"><text:span text:style-name="T14">Descrição de detalhes de armazenamento de dados e de caminhos de acesso</text:span><text:line-break/></text:p>
                </text:list-item>
              </text:list>
            </text:list-item>
          </text:list>
        </text:list-item>
        <text:list-item>
          <text:p text:style-name="P33"><text:s/>O que é Mapeamento em uma Arquitetura de Três Esquemas? </text:p>
          <text:p text:style-name="P33"/>
          <text:p text:style-name="P33"><text:span text:style-name="T14">Níveis apresentam descritores para dados que estão efetivamente armazenados em meio físico.</text:span></text:p>
          <text:p text:style-name="P33"/>
          <text:list>
            <text:list-item>
              <text:p text:style-name="P33"><text:span text:style-name="T15">Mapeamento</text:span><text:span text:style-name="T14"> → transformação de requisições e resultados entre níveis</text:span></text:p>
            </text:list-item>
            <text:list-item>
              <text:p text:style-name="P33"><text:span text:style-name="T14">SGBD transforma uma solicitação especificada por usuários em uma solicitação no </text:span><text:span text:style-name="T15">Esquema Conceitual</text:span><text:span text:style-name="T14"> e, em seguida, em uma solicitação no </text:span><text:span text:style-name="T15">Esquema Interno</text:span><text:span text:style-name="T14"> para que o processamento de dados possa ser realizado</text:span><text:line-break/></text:p>
            </text:list-item>
          </text:list>
        </text:list-item>
        <text:list-item>
          <text:p text:style-name="P35"><text:s/>O que é Independência de Dados e qual sua importância para um SBD? </text:p>
          <text:p text:style-name="P35"><text:line-break/><text:span text:style-name="T16">Capacidade de se alterar o esquema em um nível sem precisar alterar o esquema no nível </text:span><text:soft-page-break/><text:span text:style-name="T16">adjacente superior.<text:line-break/></text:span></text:p>
          <text:list>
            <text:list-item>
              <text:p text:style-name="P35"><text:span text:style-name="T16">Lógica → capacidade de alterar o </text:span><text:span text:style-name="T17">Esquema<text:tab/>Conceitual</text:span><text:span text:style-name="T16"> sem precisar alterar o </text:span><text:span text:style-name="T17">Esquema Externo</text:span></text:p>
              <text:list>
                <text:list-item>
                  <text:p text:style-name="P36"><text:span text:style-name="T18">Exemplo → ao acrescentar ou remover um tipo de dado somente o mapeamento entre os níveis e a definição da visão são alterados<text:line-break/></text:span></text:p>
                </text:list-item>
              </text:list>
            </text:list-item>
            <text:list-item>
              <text:p text:style-name="P35"><text:span text:style-name="T16">Física → capacidade de alterar o </text:span><text:span text:style-name="T17">Esquema Interno</text:span><text:span text:style-name="T16"> sem precisar alterar o </text:span><text:span text:style-name="T17">Esquema Conceitual</text:span></text:p>
              <text:list>
                <text:list-item>
                  <text:p text:style-name="P35"><text:span text:style-name="T19">Exemplo → ao organizar arquivos físicos criando estruturas de acesso adicionais somente o mapeamento entre os níveis é alterado</text:span><text:line-break/></text:p>
                </text:list-item>
              </text:list>
            </text:list-item>
          </text:list>
        </text:list-item>
        <text:list-item>
          <text:p text:style-name="P35"><text:s/>O que é uma Linguagem de Consulta? </text:p>
          <text:p text:style-name="P35"/>
          <text:p text:style-name="P35"><text:span text:style-name="T16">Abordagem de BD precisa oferecer linguagens e interfaces apropriadas para cada tipo de usuário.<text:line-break/></text:span></text:p>
          <text:list>
            <text:list-item>
              <text:p text:style-name="P37">VDL → <text:span text:style-name="T20">linguagem de definição de visão que especifica o esquema externo, as visões de usuário e seus mapeamentos ao esquema conceitual</text:span></text:p>
            </text:list-item>
            <text:list-item>
              <text:p text:style-name="P37">DDL → <text:span text:style-name="T20">linguagem de definição de dados que especifica o esquema conceitual</text:span></text:p>
            </text:list-item>
            <text:list-item>
              <text:p text:style-name="P37">SDL → <text:span text:style-name="T20">linguagem de definição de armazenamento que especifica o esquema interno</text:span></text:p>
            </text:list-item>
            <text:list-item>
              <text:p text:style-name="P37">DML → linguagem de manipulação de dados utilizada para especificação de operações de inserção, exclusão, modificação e recuperação de dados<text:line-break/></text:p>
            </text:list-item>
          </text:list>
          <text:p text:style-name="P38">Se diferenciam quanto à forma como as operações são especificadas.</text:p>
        </text:list-item>
      </text:list>
      <text:p text:style-name="P39"/>
      <text:list text:continue-numbering="true" text:style-name="L1">
        <text:list-item>
          <text:list>
            <text:list-item>
              <text:p text:style-name="P35"><text:span text:style-name="T16">Alto Nível → não procedural</text:span></text:p>
            </text:list-item>
            <text:list-item>
              <text:p text:style-name="P35"><text:span text:style-name="T16">Baixo Nível → procedural</text:span><text:line-break/></text:p>
            </text:list-item>
          </text:list>
        </text:list-item>
        <text:list-item>
          <text:p text:style-name="P40"><text:s/>Cite as linguagens incorporadas na linguagem SQL. </text:p>
          <text:p text:style-name="P41">SGBDs tipicamente não consideram as diferentes linguagens como distintas.</text:p>
          <text:list>
            <text:list-item>
              <text:p text:style-name="P41">SQL → linguagem de consulta estruturada que combina VDL, DDL, SDL e DML, bem como instruções para especificação de restrição, evolução de esquema e outros recursos.</text:p>
            </text:list-item>
          </text:list>
        </text:list-item>
      </text:list>
      <text:p text:style-name="P4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mment" style:family="paragraph" style:parent-style-name="Standard" style:class="extra">
      <style:paragraph-properties fo:margin-left="0.0394in" fo:margin-right="0.0394in" fo:margin-top="0.039in" fo:margin-bottom="0in" style:contextual-spacing="false" fo:line-height="100%" fo:text-indent="0in" style:auto-text-indent="false"/>
      <style:text-properties style:use-window-font-color="true" loext:opacity="0%" fo:font-size="10pt" style:font-size-asian="10pt" style:font-size-complex="10pt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style:style style:name="Inline_20_Heading" style:display-name="Inline Heading" style:family="graphic">
      <style:graphic-properties fo:min-width="0in" fo:min-height="0in" text:anchor-type="as-char" svg:y="0in" fo:margin-left="0in" fo:margin-right="0in" style:vertical-pos="middle" style:vertical-rel="tex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1T19:45:04.862555238</meta:creation-date>
    <dc:date>2025-10-01T22:18:04.733540143</dc:date>
    <meta:editing-duration>PT6M15S</meta:editing-duration>
    <meta:editing-cycles>1</meta:editing-cycles>
    <meta:document-statistic meta:table-count="1" meta:image-count="0" meta:object-count="0" meta:page-count="6" meta:paragraph-count="139" meta:word-count="1423" meta:character-count="8750" meta:non-whitespace-character-count="7498"/>
    <meta:generator>LibreOffice/25.8.1.1$Linux_X86_64 LibreOffice_project/580$Build-1</meta:generator>
  </office:meta>
</office:document-meta>
</file>